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57f" officeooo:paragraph-rsid="0012c57f"/>
    </style:style>
    <style:style style:name="P2" style:family="paragraph" style:parent-style-name="Standard">
      <style:text-properties officeooo:rsid="0013e8c8" officeooo:paragraph-rsid="0013e8c8"/>
    </style:style>
    <style:style style:name="P3" style:family="paragraph" style:parent-style-name="Standard">
      <style:text-properties officeooo:rsid="00174398" officeooo:paragraph-rsid="00174398"/>
    </style:style>
    <style:style style:name="P4" style:family="paragraph" style:parent-style-name="Standard">
      <style:text-properties officeooo:rsid="0017d711" officeooo:paragraph-rsid="0017d711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958c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I GENERAZIONE REPORT CON APPY POD E PYTHON</text:p>
      <text:p text:style-name="P1"><text:a xlink:type="simple" xlink:href="http://appyframework.org/pod.html" text:style-name="Internet_20_link" text:visited-style-name="Visited_20_Internet_20_Link">http://appyframework.org/pod.html</text:a></text:p>
      <text:p text:style-name="P1"/>
      <text:p text:style-name="P1"/>
      <text:p text:style-name="P1">Questo è un report fatto in writer (LibreOffice5) dove inserisco alcuni campi come questo: </text:p>
      <text:p text:style-name="P1"><text:span text:style-name="T2"><text:conditional-text text:condition="ooow:true" text:string-value-if-true="campo1" text:string-value-if-false="">campo1</text:conditional-text></text:span>.</text:p>
      <text:p text:style-name="P1"/>
      <text:p text:style-name="P2">Il valore del campo sopra viene restituito dallo script python</text:p>
      <text:p text:style-name="P2"/>
      <text:p text:style-name="P3">Inoltre e' possibile iterare un elenco:</text:p>
      <text:p text:style-name="P3"/>
      <text:p text:style-name="P4"><office:annotation><dc:creator>Ivan Tarozzi</dc:creator><dc:date>2015-12-01T17:24:02</dc:date><loext:sender-initials>IT</loext:sender-initials><text:list text:style-name=""><text:list-item><text:p text:style-name="P5"><text:span text:style-name="T4">do text for campo2 <text:s/>in lista</text:span></text:p></text:list-item></text:list></office:annotation>Linea <text:conditional-text text:condition="ooow:true" text:string-value-if-true="campo2.id" text:string-value-if-false="">campo2.id</text:conditional-text><text:tab/><text:tab/><text:span text:style-name="T3">valore </text:span><text:span text:style-name="T3"><text:conditional-text text:condition="ooow:true" text:string-value-if-true="campo2.valore" text:string-value-if-false="">campo2.valore</text:conditional-text></text:span></text:p>
      <text:p text:style-name="P4"/>
      <text:p text:style-name="P4"/>
      <text:p text:style-name="P4"><text:tab/><text:tab/><text:tab/><text:span text:style-name="T1">bello vero ??!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Tarozzi</meta:initial-creator>
    <meta:creation-date>2015-12-01T17:00:46.717852201</meta:creation-date>
    <dc:date>2015-12-01T18:23:46.653762744</dc:date>
    <dc:creator>Ivan Tarozzi</dc:creator>
    <meta:editing-duration>PT1H11M30S</meta:editing-duration>
    <meta:editing-cycles>13</meta:editing-cycles>
    <meta:generator>LibreOffice/5.0.2.2$Linux_X86_64 LibreOffice_project/37b43f919e4de5eeaca9b9755ed688758a8251fe</meta:generator>
    <meta:document-statistic meta:table-count="0" meta:image-count="0" meta:object-count="0" meta:page-count="1" meta:paragraph-count="8" meta:word-count="48" meta:character-count="336" meta:non-whitespace-character-count="291"/>
  </office:meta>
</office:document-meta>
</file>